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_id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date_applied</text:p>
          </table:table-cell>
          <table:table-cell office:value-type="string" calcext:value-type="string">
            <text:p>expected_salary</text:p>
          </table:table-cell>
          <table:table-cell office:value-type="string" calcext:value-type="string">
            <text:p>notice_period</text:p>
          </table:table-cell>
          <table:table-cell office:value-type="string" calcext:value-type="string">
            <text:p>phone_no</text:p>
          </table:table-cell>
          <table:table-cell office:value-type="string" calcext:value-type="string">
            <text:p>admin_experience</text:p>
          </table:table-cell>
          <table:table-cell office:value-type="string" calcext:value-type="string">
            <text:p>admin_recommendation</text:p>
          </table:table-cell>
          <table:table-cell office:value-type="string" calcext:value-type="string">
            <text:p>final_recommendation</text:p>
          </table:table-cell>
          <table:table-cell office:value-type="string" calcext:value-type="string">
            <text:p>additional_information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urrent_ctc</text:p>
          </table:table-cell>
          <table:table-cell office:value-type="string" calcext:value-type="string">
            <text:p>expected_ctc</text:p>
          </table:table-cell>
          <table:table-cell office:value-type="string" calcext:value-type="string">
            <text:p>reason_for_leaving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preferred_location</text:p>
          </table:table-cell>
          <table:table-cell office:value-type="string" calcext:value-type="string">
            <text:p>relevant_experience</text:p>
          </table:table-cell>
          <table:table-cell office:value-type="string" calcext:value-type="string">
            <text:p>linkedIn_profile</text:p>
          </table:table-cell>
          <table:table-cell office:value-type="string" calcext:value-type="string">
            <text:p>work_profile</text:p>
          </table:table-cell>
          <table:table-cell office:value-type="string" calcext:value-type="string">
            <text:p>highest_educational_qualification</text:p>
          </table:table-cell>
          <table:table-cell office:value-type="string" calcext:value-type="string">
            <text:p>cover_letter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emporary_file_name</text:p>
          </table:table-cell>
          <table:table-cell office:value-type="string" calcext:value-type="string">
            <text:p>offet_letter_name</text:p>
          </table:table-cell>
          <table:table-cell office:value-type="string" calcext:value-type="string">
            <text:p>offer_sent_by</text:p>
          </table:table-cell>
          <table:table-cell office:value-type="string" calcext:value-type="string">
            <text:p>offer_sent_date</text:p>
          </table:table-cell>
          <table:table-cell office:value-type="string" calcext:value-type="string">
            <text:p>offer_status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questionarie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urrent_status</text:p>
          </table:table-cell>
          <table:table-cell office:value-type="string" calcext:value-type="string">
            <text:p>current_status_copy</text:p>
          </table:table-cell>
          <table:table-cell office:value-type="string" calcext:value-type="string">
            <text:p>current_status_migrated</text:p>
          </table:table-cell>
          <table:table-cell office:value-type="string" calcext:value-type="string">
            <text:p>next_status</text:p>
          </table:table-cell>
          <table:table-cell office:value-type="string" calcext:value-type="string">
            <text:p>status_notes</text:p>
          </table:table-cell>
          <table:table-cell office:value-type="string" calcext:value-type="string">
            <text:p>current_stage</text:p>
          </table:table-cell>
          <table:table-cell office:value-type="string" calcext:value-type="string">
            <text:p>modified_by_user_id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modified_date</text:p>
          </table:table-cell>
          <table:table-cell office:value-type="string" calcext:value-type="string">
            <text:p>job_ur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ther_source</text:p>
          </table:table-cell>
          <table:table-cell office:value-type="string" calcext:value-type="string">
            <text:p>applicant_indeed_message</text:p>
          </table:table-cell>
          <table:table-cell office:value-type="string" calcext:value-type="string">
            <text:p>last_qualification_date</text:p>
          </table:table-cell>
          <table:table-cell office:value-type="string" calcext:value-type="string">
            <text:p>found_experience</text:p>
          </table:table-cell>
          <table:table-cell office:value-type="string" calcext:value-type="string">
            <text:p>started_working_from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filter_score</text:p>
          </table:table-cell>
          <table:table-cell office:value-type="string" calcext:value-type="string">
            <text:p>referrer_id</text:p>
          </table:table-cell>
          <table:table-cell office:value-type="string" calcext:value-type="string">
            <text:p>referrer_email_id</text:p>
          </table:table-cell>
          <table:table-cell office:value-type="string" calcext:value-type="string">
            <text:p>employee_referral_id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workflow_name</text:p>
          </table:table-cell>
          <table:table-cell office:value-type="string" calcext:value-type="string">
            <text:p>applicant_workflow_id</text:p>
          </table:table-cell>
          <table:table-cell office:value-type="string" calcext:value-type="string">
            <text:p>uploaded_by</text:p>
          </table:table-cell>
          <table:table-cell office:value-type="string" calcext:value-type="string">
            <text:p>is_blocked</text:p>
          </table:table-cell>
          <table:table-cell office:value-type="string" calcext:value-type="string">
            <text:p>is_talentpool_blocked</text:p>
          </table:table-cell>
          <table:table-cell office:value-type="string" calcext:value-type="string">
            <text:p>assessment_status</text:p>
          </table:table-cell>
        </table:table-row>
        <table:table-row table:style-name="ro1">
          <table:table-cell office:value-type="string" calcext:value-type="string">
            <text:p>188646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deephn75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11:05:0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andeep_general_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2622a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1:05:03.0</text:p>
          </table:table-cell>
          <table:table-cell office:value-type="string" calcext:value-type="string">
            <text:p>183852016121411050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0da07e4b0dca078fbdbd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8666</text:p>
          </table:table-cell>
          <table:table-cell office:value-type="string" calcext:value-type="string">
            <text:p>MANU T 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nu.sit@rediff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11:23:0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UMKU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anu_Cv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6bdc56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1:23:02.0</text:p>
          </table:table-cell>
          <table:table-cell office:value-type="string" calcext:value-type="string">
            <text:p>183852016121411230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0de3ee4b0dca078fbdbef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8687</text:p>
          </table:table-cell>
          <table:table-cell office:value-type="string" calcext:value-type="string">
            <text:p>Khushboo Godhwan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hushboo.godhwani3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11:35:1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 Horizon Gurukul School 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KhushbooGodhwaniResume13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397fb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1:35:13.0</text:p>
          </table:table-cell>
          <table:table-cell office:value-type="string" calcext:value-type="string">
            <text:p>183842016121411351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0e119e4b0dca078fbdc0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8786</text:p>
          </table:table-cell>
          <table:table-cell office:value-type="string" calcext:value-type="string">
            <text:p>Ramesh Srinivas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meshsnew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12:26:30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amesh_Srinivasan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0318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2:26:30.0</text:p>
          </table:table-cell>
          <table:table-cell office:value-type="string" calcext:value-type="string">
            <text:p>1838520161214122630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0ed1ee4b0dca078fbdc67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8832</text:p>
          </table:table-cell>
          <table:table-cell office:value-type="string" calcext:value-type="string">
            <text:p>Swapnil Mo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eswapnil66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13:06:2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mba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wapnilWS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8af82e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3:06:29.0</text:p>
          </table:table-cell>
          <table:table-cell office:value-type="string" calcext:value-type="string">
            <text:p>183852016121413062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0f67de4b0dca078fbdc9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8864</text:p>
          </table:table-cell>
          <table:table-cell office:value-type="string" calcext:value-type="string">
            <text:p>Rolly Sing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lly.singh@aitmlucknow.edu.in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13:34:4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ucknow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olly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4bfa2e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3:34:42.0</text:p>
          </table:table-cell>
          <table:table-cell office:value-type="string" calcext:value-type="string">
            <text:p>183842016121413344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0fd1ae4b0dca078fbdcb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8883</text:p>
          </table:table-cell>
          <table:table-cell office:value-type="string" calcext:value-type="string">
            <text:p>Sudarsanam Viswanath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dar.viswa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13:51:40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ondon.. Would like to relocate to 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darsanamV-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51b0df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3:51:39.0</text:p>
          </table:table-cell>
          <table:table-cell office:value-type="string" calcext:value-type="string">
            <text:p>183852016121413513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0113e4b0dca078fbdcc8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8959</text:p>
          </table:table-cell>
          <table:table-cell office:value-type="string" calcext:value-type="string">
            <text:p>Viharica Mahi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harica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14:40:5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andhinaga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9ae0b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4:40:59.0</text:p>
          </table:table-cell>
          <table:table-cell office:value-type="string" calcext:value-type="string">
            <text:p>183852016121414405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0ca3e4b0dca078fbdd1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045</text:p>
          </table:table-cell>
          <table:table-cell office:value-type="string" calcext:value-type="string">
            <text:p>VINAYKUMAR 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naygagankumar54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15:52:3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ENGALURU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vinayresume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d52665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5:52:31.0</text:p>
          </table:table-cell>
          <table:table-cell office:value-type="string" calcext:value-type="string">
            <text:p>183842016121415523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1d67e4b0dca078fbdd6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082</text:p>
          </table:table-cell>
          <table:table-cell office:value-type="string" calcext:value-type="string">
            <text:p>Khadeeja p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mna.c9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16:28:46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DOC-20161008-WA0000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463538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6:28:46.0</text:p>
          </table:table-cell>
          <table:table-cell office:value-type="string" calcext:value-type="string">
            <text:p>183842016121416284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25e6e4b0dca078fbdd8f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116</text:p>
          </table:table-cell>
          <table:table-cell office:value-type="string" calcext:value-type="string">
            <text:p>imr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mran.wardha@hot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16:58:0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umku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IMRANNEWRESUMEcpoy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90ace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6:58:07.0</text:p>
          </table:table-cell>
          <table:table-cell office:value-type="string" calcext:value-type="string">
            <text:p>183842016121416580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2cc7e4b0dca078fbddb1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140</text:p>
          </table:table-cell>
          <table:table-cell office:value-type="string" calcext:value-type="string">
            <text:p>DEBRAJ CHAKRABOR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chk456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17:20:0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OLKAT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urriculumVitae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0f7e6b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7:20:07.0</text:p>
          </table:table-cell>
          <table:table-cell office:value-type="string" calcext:value-type="string">
            <text:p>183842016121417200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31efe4b0dca078fbddc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185</text:p>
          </table:table-cell>
          <table:table-cell office:value-type="string" calcext:value-type="string">
            <text:p>RAVI SHANKAR PARAS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viparaste@yahoo.co.in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18:01:4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nuppur, Madhya Pradesh, Indi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avi_paraste_0109842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e3916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8:01:45.0</text:p>
          </table:table-cell>
          <table:table-cell office:value-type="string" calcext:value-type="string">
            <text:p>1838520161214180145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3bb1e4b0dca078fbddf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204</text:p>
          </table:table-cell>
          <table:table-cell office:value-type="string" calcext:value-type="string">
            <text:p>NAGARAJU BANOTH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araj.banothu2016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18:28:4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YALAGUD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1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078e1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8:28:44.0</text:p>
          </table:table-cell>
          <table:table-cell office:value-type="string" calcext:value-type="string">
            <text:p>183842016121418284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4204e4b0dca078fbde0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271</text:p>
          </table:table-cell>
          <table:table-cell office:value-type="string" calcext:value-type="string">
            <text:p>AVANTIKA GAUTA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utamavantika366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19:45:1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TN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vantikaGautam.docxa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fed61d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9:45:18.0</text:p>
          </table:table-cell>
          <table:table-cell office:value-type="string" calcext:value-type="string">
            <text:p>183842016121419451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53f6e4b0dca078fbde4c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272</text:p>
          </table:table-cell>
          <table:table-cell office:value-type="string" calcext:value-type="string">
            <text:p>RUHI ANDL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weetandley@yahoo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19:45:1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DHPU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1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020fcc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19:45:19.0</text:p>
          </table:table-cell>
          <table:table-cell office:value-type="string" calcext:value-type="string">
            <text:p>183842016121419451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53f7e4b0dca078fbde4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311</text:p>
          </table:table-cell>
          <table:table-cell office:value-type="string" calcext:value-type="string">
            <text:p>Prithvi Bhushan Prabhak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ithvi_bhushan@yahoo.co.in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20:17:5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, Karnataka, Indi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3111-I131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67cf83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0:17:57.0</text:p>
          </table:table-cell>
          <table:table-cell office:value-type="string" calcext:value-type="string">
            <text:p>183842016121420175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5b9de4b0dca078fbde7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320</text:p>
          </table:table-cell>
          <table:table-cell office:value-type="string" calcext:value-type="string">
            <text:p>JAIHI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xsawant14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20:31:0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ORAKHPUR UP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2014MB07_JAIHIND-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16ad28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0:31:03.0</text:p>
          </table:table-cell>
          <table:table-cell office:value-type="string" calcext:value-type="string">
            <text:p>183842016121420310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5eafe4b0dca078fbde7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327</text:p>
          </table:table-cell>
          <table:table-cell office:value-type="string" calcext:value-type="string">
            <text:p>Anandaval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andi7c7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20:42:4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nandavalli_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5adce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0:42:42.0</text:p>
          </table:table-cell>
          <table:table-cell office:value-type="string" calcext:value-type="string">
            <text:p>183842016121420424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616ae4b0dca078fbde8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329</text:p>
          </table:table-cell>
          <table:table-cell office:value-type="string" calcext:value-type="string">
            <text:p>Anandaval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andi7c7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20:46:3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nandavalli_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22c867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0:46:31.0</text:p>
          </table:table-cell>
          <table:table-cell office:value-type="string" calcext:value-type="string">
            <text:p>183852016121420463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624fe4b0dca078fbde8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365</text:p>
          </table:table-cell>
          <table:table-cell office:value-type="string" calcext:value-type="string">
            <text:p>Madhavilata 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dhusanjeev@yahoo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21:33:1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adhavi_CV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3e039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1:33:14.0</text:p>
          </table:table-cell>
          <table:table-cell office:value-type="string" calcext:value-type="string">
            <text:p>183852016121421331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6d42e4b0dca078fbdea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367</text:p>
          </table:table-cell>
          <table:table-cell office:value-type="string" calcext:value-type="string">
            <text:p>Soumy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umyajagadish@yahoo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21:33:4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oumyaCV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4b979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1:33:46.0</text:p>
          </table:table-cell>
          <table:table-cell office:value-type="string" calcext:value-type="string">
            <text:p>183852016121421334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6d62e4b0dca078fbdeac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387</text:p>
          </table:table-cell>
          <table:table-cell office:value-type="string" calcext:value-type="string">
            <text:p>Hasan Raz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.r3210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21:49:3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M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fdbf6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1:49:39.0</text:p>
          </table:table-cell>
          <table:table-cell office:value-type="string" calcext:value-type="string">
            <text:p>1838520161214214938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711be4b0dca078fbdec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426</text:p>
          </table:table-cell>
          <table:table-cell office:value-type="string" calcext:value-type="string">
            <text:p>Hasan Raz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.r3210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22:39:4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Mkt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93280e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2:39:41.0</text:p>
          </table:table-cell>
          <table:table-cell office:value-type="string" calcext:value-type="string">
            <text:p>183842016121422394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7cd5e4b0dca078fbdee7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442</text:p>
          </table:table-cell>
          <table:table-cell office:value-type="string" calcext:value-type="string">
            <text:p>Aradhana Singh Chauh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dhana85.c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4 22:53:5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npu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Aradhana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bf82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2:53:54.0</text:p>
          </table:table-cell>
          <table:table-cell office:value-type="string" calcext:value-type="string">
            <text:p>183852016121422535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802ae4b0dca078fbdef7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456</text:p>
          </table:table-cell>
          <table:table-cell office:value-type="string" calcext:value-type="string">
            <text:p>Achal GAR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chalgarg_1992@yahoo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23:22:01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MBA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_Achal_Garg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40407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3:22:00.0</text:p>
          </table:table-cell>
          <table:table-cell office:value-type="string" calcext:value-type="string">
            <text:p>1838420161214232200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86c0e4b0dca078fbdf0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483</text:p>
          </table:table-cell>
          <table:table-cell office:value-type="string" calcext:value-type="string">
            <text:p>MRITYUNJAY KU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unjay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4 23:51:2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IWAN, BIHA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urriculumVita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44f7ea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4 23:51:28.0</text:p>
          </table:table-cell>
          <table:table-cell office:value-type="string" calcext:value-type="string">
            <text:p>183842016121423512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18da8e4b0dca078fbdf2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580</text:p>
          </table:table-cell>
          <table:table-cell office:value-type="string" calcext:value-type="string">
            <text:p>Nihit Ja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hitj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5 17:38:50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Nihit_Jain-Copy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9e7b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5 17:38:50.0</text:p>
          </table:table-cell>
          <table:table-cell office:value-type="string" calcext:value-type="string">
            <text:p>1838420161215173850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287d2e4b005cdf8ad0d8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582</text:p>
          </table:table-cell>
          <table:table-cell office:value-type="string" calcext:value-type="string">
            <text:p>P A VEDNARAYAN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fp15pavedanarayanan@iima.ac.in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5 17:44:0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UN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_PAVEDNARAYANAN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337cac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5 17:44:01.0</text:p>
          </table:table-cell>
          <table:table-cell office:value-type="string" calcext:value-type="string">
            <text:p>183852016121517440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28909e4b005cdf8ad0d8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605</text:p>
          </table:table-cell>
          <table:table-cell office:value-type="string" calcext:value-type="string">
            <text:p>Jayachandra Reddy 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yachandrareddyy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5 18:10:4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KJC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74ed6b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5 18:10:44.0</text:p>
          </table:table-cell>
          <table:table-cell office:value-type="string" calcext:value-type="string">
            <text:p>183852016121518104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28f4ce4b005cdf8ad0da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651</text:p>
          </table:table-cell>
          <table:table-cell office:value-type="string" calcext:value-type="string">
            <text:p>DASARADHI SRIHA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ri.dasaradhi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5 19:18:4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hariresume2016M.COM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8cb24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5 19:18:41.0</text:p>
          </table:table-cell>
          <table:table-cell office:value-type="string" calcext:value-type="string">
            <text:p>183842016121519184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29f39e4b005cdf8ad0dd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739</text:p>
          </table:table-cell>
          <table:table-cell office:value-type="string" calcext:value-type="string">
            <text:p>B Harith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rithab53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5 20:58:4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-Haritha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c5160a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5 20:58:45.0</text:p>
          </table:table-cell>
          <table:table-cell office:value-type="string" calcext:value-type="string">
            <text:p>1838420161215205845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2b6ade4b005cdf8ad0e28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836</text:p>
          </table:table-cell>
          <table:table-cell office:value-type="string" calcext:value-type="string">
            <text:p>GANESH NA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neshnale0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5 22:47:0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UN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r.GaneshS.Nalemkt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17dc62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5 22:47:06.0</text:p>
          </table:table-cell>
          <table:table-cell office:value-type="string" calcext:value-type="string">
            <text:p>183842016121522470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2d012e4b005cdf8ad0e8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853</text:p>
          </table:table-cell>
          <table:table-cell office:value-type="string" calcext:value-type="string">
            <text:p>VINODKUMARA TORANADINN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nod123.ktl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5 23:08:4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VINOD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0471f9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5 23:08:48.0</text:p>
          </table:table-cell>
          <table:table-cell office:value-type="string" calcext:value-type="string">
            <text:p>1838520161215230848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2d528e4b005cdf8ad0e9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859</text:p>
          </table:table-cell>
          <table:table-cell office:value-type="string" calcext:value-type="string">
            <text:p>Himanshu Chaudh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udhary.himanshuu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5 23:18:2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 Delh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HimanshuChaudhary2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178a1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5 23:18:23.0</text:p>
          </table:table-cell>
          <table:table-cell office:value-type="string" calcext:value-type="string">
            <text:p>183842016121523182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2d767e4b005cdf8ad0ea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9894</text:p>
          </table:table-cell>
          <table:table-cell office:value-type="string" calcext:value-type="string">
            <text:p>Basith Mohiudd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nza_stanza2000@yahoo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00:29:2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2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6cbf3f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00:29:24.0</text:p>
          </table:table-cell>
          <table:table-cell office:value-type="string" calcext:value-type="string">
            <text:p>183842016121600292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2e80ce4b005cdf8ad0ec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065</text:p>
          </table:table-cell>
          <table:table-cell office:value-type="string" calcext:value-type="string">
            <text:p>Varsha Arun Ku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rshaarunkumar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09:48:5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VarshaCV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94803a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09:48:54.0</text:p>
          </table:table-cell>
          <table:table-cell office:value-type="string" calcext:value-type="string">
            <text:p>183852016121609485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6b2ee4b005cdf8ad0f6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165</text:p>
          </table:table-cell>
          <table:table-cell office:value-type="string" calcext:value-type="string">
            <text:p>TULIKA SAXE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lika.saxena07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11:04:56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LAHABAD,UTTAR PRADESH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ulika__Saxena_new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12b7cd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1:04:55.0</text:p>
          </table:table-cell>
          <table:table-cell office:value-type="string" calcext:value-type="string">
            <text:p>1838520161216110455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7cffe4b005cdf8ad0fd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168</text:p>
          </table:table-cell>
          <table:table-cell office:value-type="string" calcext:value-type="string">
            <text:p>uchchala thrilochana red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tr.co.in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11:06:3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rilochanareddy.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5ac26b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1:06:35.0</text:p>
          </table:table-cell>
          <table:table-cell office:value-type="string" calcext:value-type="string">
            <text:p>183842016121611063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7d63e4b005cdf8ad0fd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223</text:p>
          </table:table-cell>
          <table:table-cell office:value-type="string" calcext:value-type="string">
            <text:p>yethind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thindramech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11:48:4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Yethindra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c710f8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1:48:42.0</text:p>
          </table:table-cell>
          <table:table-cell office:value-type="string" calcext:value-type="string">
            <text:p>183842016121611484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8742e4b005cdf8ad100c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279</text:p>
          </table:table-cell>
          <table:table-cell office:value-type="string" calcext:value-type="string">
            <text:p>Bhaswati Mukherje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haswati.mukherjee@live.in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12:38:00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engaluru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_BhaswatiMukherje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57d5eb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2:38:00.0</text:p>
          </table:table-cell>
          <table:table-cell office:value-type="string" calcext:value-type="string">
            <text:p>1838520161216123800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92d0e4b005cdf8ad104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282</text:p>
          </table:table-cell>
          <table:table-cell office:value-type="string" calcext:value-type="string">
            <text:p>sandeep ku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dy086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12:41:2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andigarh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andeepResume1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f2a4b0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2:41:21.0</text:p>
          </table:table-cell>
          <table:table-cell office:value-type="string" calcext:value-type="string">
            <text:p>183842016121612412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9399e4b005cdf8ad1047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347</text:p>
          </table:table-cell>
          <table:table-cell office:value-type="string" calcext:value-type="string">
            <text:p>JATOTH NAGESWAR RA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toth.nageswarrao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13:30:5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naageswarrao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be773f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3:30:53.0</text:p>
          </table:table-cell>
          <table:table-cell office:value-type="string" calcext:value-type="string">
            <text:p>183842016121613305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9f35e4b005cdf8ad1088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349</text:p>
          </table:table-cell>
          <table:table-cell office:value-type="string" calcext:value-type="string">
            <text:p>JATOTH NAGESWAR RA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toth.nageswarrao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13:32:0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naageswarrao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fde047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3:32:03.0</text:p>
          </table:table-cell>
          <table:table-cell office:value-type="string" calcext:value-type="string">
            <text:p>183852016121613320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9f7be4b005cdf8ad108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379</text:p>
          </table:table-cell>
          <table:table-cell office:value-type="string" calcext:value-type="string">
            <text:p>D K SIVA KU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k.sivadhoni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14:05:3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ENNA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05959e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4:05:34.0</text:p>
          </table:table-cell>
          <table:table-cell office:value-type="string" calcext:value-type="string">
            <text:p>183842016121614053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a756e4b005cdf8ad10a8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540</text:p>
          </table:table-cell>
          <table:table-cell office:value-type="string" calcext:value-type="string">
            <text:p>P MEENA KUMA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chinnari27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16:36:4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ST GODAVAR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12meena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d060ac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6:36:46.0</text:p>
          </table:table-cell>
          <table:table-cell office:value-type="string" calcext:value-type="string">
            <text:p>183852016121616364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cac6e4b005cdf8ad114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606</text:p>
          </table:table-cell>
          <table:table-cell office:value-type="string" calcext:value-type="string">
            <text:p>SIBA PRASAD DAS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sad_siba@yahoo.co.in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17:52:46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hubaneswa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ibaPrasadDash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d6ebe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7:52:46.0</text:p>
          </table:table-cell>
          <table:table-cell office:value-type="string" calcext:value-type="string">
            <text:p>183852016121617524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dc96e4b005cdf8ad118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631</text:p>
          </table:table-cell>
          <table:table-cell office:value-type="string" calcext:value-type="string">
            <text:p>GURU RAGAVENTHIR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ghavendir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18:16:3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_Guru_Ragaventhiran_New_v1.3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27c925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8:16:39.0</text:p>
          </table:table-cell>
          <table:table-cell office:value-type="string" calcext:value-type="string">
            <text:p>183852016121618163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e22fe4b005cdf8ad11a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644</text:p>
          </table:table-cell>
          <table:table-cell office:value-type="string" calcext:value-type="string">
            <text:p>M. Praveen Ku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jjipraveenkumar90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18:33:0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sakhapatnam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Y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830759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8:33:01.0</text:p>
          </table:table-cell>
          <table:table-cell office:value-type="string" calcext:value-type="string">
            <text:p>183842016121618330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e605e4b005cdf8ad11b1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649</text:p>
          </table:table-cell>
          <table:table-cell office:value-type="string" calcext:value-type="string">
            <text:p>MAHESHWARAM YAKASWAM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ys.chinna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18:40:46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2014swamy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56d344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8:40:45.0</text:p>
          </table:table-cell>
          <table:table-cell office:value-type="string" calcext:value-type="string">
            <text:p>1838520161216184045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e7d5e4b005cdf8ad11b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651</text:p>
          </table:table-cell>
          <table:table-cell office:value-type="string" calcext:value-type="string">
            <text:p>MAHESHWARAM YAKASWAM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ys.chinna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18:41:5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2014swamy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da9ec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18:41:58.0</text:p>
          </table:table-cell>
          <table:table-cell office:value-type="string" calcext:value-type="string">
            <text:p>183842016121618415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3e81ee4b005cdf8ad11b8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766</text:p>
          </table:table-cell>
          <table:table-cell office:value-type="string" calcext:value-type="string">
            <text:p>UJJWAL JA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jjwal.jain4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20:36:4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WATBHAT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UjjwalJainSOR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b6179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20:36:43.0</text:p>
          </table:table-cell>
          <table:table-cell office:value-type="string" calcext:value-type="string">
            <text:p>183842016121620364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40303e4b005cdf8ad122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777</text:p>
          </table:table-cell>
          <table:table-cell office:value-type="string" calcext:value-type="string">
            <text:p>APARNA SANJA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arnasanjay2001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20:52:51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, Karnataka, Indi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parnaSanjay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0667d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20:52:50.0</text:p>
          </table:table-cell>
          <table:table-cell office:value-type="string" calcext:value-type="string">
            <text:p>1838520161216205250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406cae4b005cdf8ad123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795</text:p>
          </table:table-cell>
          <table:table-cell office:value-type="string" calcext:value-type="string">
            <text:p>pooja seng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oja14.sengar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21:07:0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walio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ooja_BE_CSE_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cd5c02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21:07:08.0</text:p>
          </table:table-cell>
          <table:table-cell office:value-type="string" calcext:value-type="string">
            <text:p>1838420161216210708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40a24e4b005cdf8ad1248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829</text:p>
          </table:table-cell>
          <table:table-cell office:value-type="string" calcext:value-type="string">
            <text:p>Tina Bhambhwan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nabw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6 21:45:2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ina_CV_LDT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e190b5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21:45:25.0</text:p>
          </table:table-cell>
          <table:table-cell office:value-type="string" calcext:value-type="string">
            <text:p>1838520161216214525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4131de4b005cdf8ad126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845</text:p>
          </table:table-cell>
          <table:table-cell office:value-type="string" calcext:value-type="string">
            <text:p>P nagaia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upula.nagaiah123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6 22:08:41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YERRAGUNTL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nagaiah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ed3e9a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6 22:08:40.0</text:p>
          </table:table-cell>
          <table:table-cell office:value-type="string" calcext:value-type="string">
            <text:p>1838420161216220840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41890e4b005cdf8ad127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0993</text:p>
          </table:table-cell>
          <table:table-cell office:value-type="string" calcext:value-type="string">
            <text:p>ANNAM VINODH KU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nodannam72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7 07:44:31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L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Vinod_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d9e0f0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07:44:31.0</text:p>
          </table:table-cell>
          <table:table-cell office:value-type="string" calcext:value-type="string">
            <text:p>183842016121707443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49f87e4b005cdf8ad130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192</text:p>
          </table:table-cell>
          <table:table-cell office:value-type="string" calcext:value-type="string">
            <text:p>BITRA RAMES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itraramesh680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7 13:48:06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untur, AP, Indi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2020resumenew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f684e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13:48:05.0</text:p>
          </table:table-cell>
          <table:table-cell office:value-type="string" calcext:value-type="string">
            <text:p>1838420161217134805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4f4bde4b005cdf8ad13d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273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iyankaghorpade12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7 15:40:5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urang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iyankaGhoropadeMBAHRIT2016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96ddf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15:40:57.0</text:p>
          </table:table-cell>
          <table:table-cell office:value-type="string" calcext:value-type="string">
            <text:p>183842016121715405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0f31e4b005cdf8ad142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285</text:p>
          </table:table-cell>
          <table:table-cell office:value-type="string" calcext:value-type="string">
            <text:p>Pushp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nkarpushpa7890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7 15:57:0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PushpaDinkar28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882892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15:57:07.0</text:p>
          </table:table-cell>
          <table:table-cell office:value-type="string" calcext:value-type="string">
            <text:p>183842016121715570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12fbe4b005cdf8ad143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317</text:p>
          </table:table-cell>
          <table:table-cell office:value-type="string" calcext:value-type="string">
            <text:p>RAJAT SHAR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jat2me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7 16:46:4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HRADUN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AJATSHARM1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5b93f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16:46:46.0</text:p>
          </table:table-cell>
          <table:table-cell office:value-type="string" calcext:value-type="string">
            <text:p>183842016121716464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1e9ee4b005cdf8ad145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352</text:p>
          </table:table-cell>
          <table:table-cell office:value-type="string" calcext:value-type="string">
            <text:p>Neha sing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hpurvi147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7 17:07:06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 delh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nehares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8ec65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17:07:06.0</text:p>
          </table:table-cell>
          <table:table-cell office:value-type="string" calcext:value-type="string">
            <text:p>183852016121717070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2362e4b005cdf8ad147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411</text:p>
          </table:table-cell>
          <table:table-cell office:value-type="string" calcext:value-type="string">
            <text:p>Yogesh Madhukar Gajbhiy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ogilit@rediff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7 18:37:1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agpu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___yogesh_Gajbhiy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3ba22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18:37:16.0</text:p>
          </table:table-cell>
          <table:table-cell office:value-type="string" calcext:value-type="string">
            <text:p>183852016121718371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3884e4b005cdf8ad14b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441</text:p>
          </table:table-cell>
          <table:table-cell office:value-type="string" calcext:value-type="string">
            <text:p>Sumit Kumar Nan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mit_nandyus@rediff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7 19:21:3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ane, Maharashtr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_Sumit_Nandy_09101979_2_Teaching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fd45b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19:21:32.0</text:p>
          </table:table-cell>
          <table:table-cell office:value-type="string" calcext:value-type="string">
            <text:p>183852016121719213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42e4e4b005cdf8ad14c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486</text:p>
          </table:table-cell>
          <table:table-cell office:value-type="string" calcext:value-type="string">
            <text:p>Aman Preet Sing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anpsingh2014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7 20:58:2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andigarh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-AmanPSingh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4dfa74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20:58:22.0</text:p>
          </table:table-cell>
          <table:table-cell office:value-type="string" calcext:value-type="string">
            <text:p>183852016121720582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5996e4b005cdf8ad14f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494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ishnagr167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7 21:03:5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krishnaUpdated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3ed5b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21:03:59.0</text:p>
          </table:table-cell>
          <table:table-cell office:value-type="string" calcext:value-type="string">
            <text:p>183842016121721035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5ae7e4b005cdf8ad150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530</text:p>
          </table:table-cell>
          <table:table-cell office:value-type="string" calcext:value-type="string">
            <text:p>Pratheeksha M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theekshams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7 22:20:3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atheeksha_MS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13496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22:20:32.0</text:p>
          </table:table-cell>
          <table:table-cell office:value-type="string" calcext:value-type="string">
            <text:p>183842016121722203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6cd8e4b005cdf8ad1527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562</text:p>
          </table:table-cell>
          <table:table-cell office:value-type="string" calcext:value-type="string">
            <text:p>moinuddin ansa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rmoinuddin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7 23:14:5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tlam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urriculumVitae2221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c155ba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7 23:14:52.0</text:p>
          </table:table-cell>
          <table:table-cell office:value-type="string" calcext:value-type="string">
            <text:p>183842016121723145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7994e4b005cdf8ad1547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596</text:p>
          </table:table-cell>
          <table:table-cell office:value-type="string" calcext:value-type="string">
            <text:p>megh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ghana.kusuma90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8 00:17:40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54976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00:17:40.0</text:p>
          </table:table-cell>
          <table:table-cell office:value-type="string" calcext:value-type="string">
            <text:p>1838420161218001740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884ce4b005cdf8ad156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652</text:p>
          </table:table-cell>
          <table:table-cell office:value-type="string" calcext:value-type="string">
            <text:p>Meenatch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enatchi179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8 05:46:11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ttarahalli, 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eenatchi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c3613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05:46:11.0</text:p>
          </table:table-cell>
          <table:table-cell office:value-type="string" calcext:value-type="string">
            <text:p>183842016121805461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5d54be4b005cdf8ad15a1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728</text:p>
          </table:table-cell>
          <table:table-cell office:value-type="string" calcext:value-type="string">
            <text:p>Dwijaraja Go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wijarajgore@yahoo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8 10:27:5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DwijGore-S2016FBM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945ba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10:27:54.0</text:p>
          </table:table-cell>
          <table:table-cell office:value-type="string" calcext:value-type="string">
            <text:p>183852016121810275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61752e4b005cdf8ad15e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731</text:p>
          </table:table-cell>
          <table:table-cell office:value-type="string" calcext:value-type="string">
            <text:p>Ashik Nagaraj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hiknagarajgovt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8 10:29:5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shikNagarajMartketing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f5b76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10:29:59.0</text:p>
          </table:table-cell>
          <table:table-cell office:value-type="string" calcext:value-type="string">
            <text:p>183842016121810295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617cfe4b005cdf8ad15f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790</text:p>
          </table:table-cell>
          <table:table-cell office:value-type="string" calcext:value-type="string">
            <text:p>B NAGARAJ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a.baskuala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8 12:17:5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aaz_11-Dec-16_15-39-30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129f1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12:17:58.0</text:p>
          </table:table-cell>
          <table:table-cell office:value-type="string" calcext:value-type="string">
            <text:p>1838420161218121758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6311ee4b005cdf8ad162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799</text:p>
          </table:table-cell>
          <table:table-cell office:value-type="string" calcext:value-type="string">
            <text:p>PRATHVI.T.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thvi.tn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8 12:36:1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ATHVI_-_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dba516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12:36:17.0</text:p>
          </table:table-cell>
          <table:table-cell office:value-type="string" calcext:value-type="string">
            <text:p>183852016121812361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63569e4b005cdf8ad163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800</text:p>
          </table:table-cell>
          <table:table-cell office:value-type="string" calcext:value-type="string">
            <text:p>PRATHVI.T.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thvi.tn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8 12:37:5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ATHVI_-_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97d0bd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12:37:54.0</text:p>
          </table:table-cell>
          <table:table-cell office:value-type="string" calcext:value-type="string">
            <text:p>183842016121812375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635cae4b005cdf8ad163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848</text:p>
          </table:table-cell>
          <table:table-cell office:value-type="string" calcext:value-type="string">
            <text:p>AMIT KUMAR D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it_kumardas@yahoo.co.uk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8 13:55:0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URGAPU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mitKumarDas2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de0a5f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13:55:04.0</text:p>
          </table:table-cell>
          <table:table-cell office:value-type="string" calcext:value-type="string">
            <text:p>183852016121813550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647e0e4b005cdf8ad166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879</text:p>
          </table:table-cell>
          <table:table-cell office:value-type="string" calcext:value-type="string">
            <text:p>Anoop Singh Parih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oop01singh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8 14:55:1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tn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SPNEW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32cf9d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14:55:17.0</text:p>
          </table:table-cell>
          <table:table-cell office:value-type="string" calcext:value-type="string">
            <text:p>183842016121814551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655fde4b005cdf8ad168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2038</text:p>
          </table:table-cell>
          <table:table-cell office:value-type="string" calcext:value-type="string">
            <text:p>PEDDISETTY NARAYA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narayanaeee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8 19:24:1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cd2f3e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19:24:14.0</text:p>
          </table:table-cell>
          <table:table-cell office:value-type="string" calcext:value-type="string">
            <text:p>183852016121819241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69506e4b005cdf8ad172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2078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iyankagowda.bbm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8 20:23:5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iyanakaresume-1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d5030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8 20:23:52.0</text:p>
          </table:table-cell>
          <table:table-cell office:value-type="string" calcext:value-type="string">
            <text:p>183852016121820235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6a300e4b005cdf8ad174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2394</text:p>
          </table:table-cell>
          <table:table-cell office:value-type="string" calcext:value-type="string">
            <text:p>Angel.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gelrishwanth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9 09:36:0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ennai, Tamil Nadu, Indi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GEL.MResume2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a795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09:36:04.0</text:p>
          </table:table-cell>
          <table:table-cell office:value-type="string" calcext:value-type="string">
            <text:p>183842016121909360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75cace4b005cdf8ad1887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2459</text:p>
          </table:table-cell>
          <table:table-cell office:value-type="string" calcext:value-type="string">
            <text:p>BANDARU YERAKANNAPATRUD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hubandaru14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9 10:22:3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SAKHAPATNAM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atruuuu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17166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10:22:33.0</text:p>
          </table:table-cell>
          <table:table-cell office:value-type="string" calcext:value-type="string">
            <text:p>183842016121910223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76791e4b005cdf8ad18c8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2569</text:p>
          </table:table-cell>
          <table:table-cell office:value-type="string" calcext:value-type="string">
            <text:p>Indal Bab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altundla01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9 11:21:5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walio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indal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a37f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11:21:54.0</text:p>
          </table:table-cell>
          <table:table-cell office:value-type="string" calcext:value-type="string">
            <text:p>183842016121911215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7757ae4b005cdf8ad193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2713</text:p>
          </table:table-cell>
          <table:table-cell office:value-type="string" calcext:value-type="string">
            <text:p>Chandra Kant Upadhya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ndrakantupadhyay03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9 12:41:2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lah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ogrammeadmin_ChandraKantUpadhay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598bb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12:41:21.0</text:p>
          </table:table-cell>
          <table:table-cell office:value-type="string" calcext:value-type="string">
            <text:p>183842016121912412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78819e4b005cdf8ad19c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2718</text:p>
          </table:table-cell>
          <table:table-cell office:value-type="string" calcext:value-type="string">
            <text:p>Chandra Kant Upadhya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ndrakantupadhyay03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9 12:43:5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lah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ogrammeManager_ChandraKantUpadhay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f6c6ae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12:43:53.0</text:p>
          </table:table-cell>
          <table:table-cell office:value-type="string" calcext:value-type="string">
            <text:p>183852016121912435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788b1e4b005cdf8ad19c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2852</text:p>
          </table:table-cell>
          <table:table-cell office:value-type="string" calcext:value-type="string">
            <text:p>SUNIL KUMAR MOHAN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mohanty@iitbbs.ac.in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9 13:50:01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HUBANEWSA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ofSunilKumarMohanty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97f2d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13:50:00.0</text:p>
          </table:table-cell>
          <table:table-cell office:value-type="string" calcext:value-type="string">
            <text:p>1838420161219135000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79830e4b005cdf8ad1a51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2925</text:p>
          </table:table-cell>
          <table:table-cell office:value-type="string" calcext:value-type="string">
            <text:p>Vishal Barmech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shalbarmecha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9 14:46:0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olkat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_VISHALBARMECHA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95abb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14:46:08.0</text:p>
          </table:table-cell>
          <table:table-cell office:value-type="string" calcext:value-type="string">
            <text:p>1838420161219144608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7a558e4b005cdf8ad1a9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030</text:p>
          </table:table-cell>
          <table:table-cell office:value-type="string" calcext:value-type="string">
            <text:p>RAVI KUMAR GO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vi.ravikumar815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9 16:32:0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LL-KHARGIRAM PUR (SIWAN)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AVIKUMARsoni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adbf45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16:32:08.0</text:p>
          </table:table-cell>
          <table:table-cell office:value-type="string" calcext:value-type="string">
            <text:p>1838420161219163208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7be30e4b005cdf8ad1b0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170</text:p>
          </table:table-cell>
          <table:table-cell office:value-type="string" calcext:value-type="string">
            <text:p>Saurab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urabh_ksit04@yahoo.co.in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9 18:24:0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tn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aurabhmanagerresumeMBA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63ca4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18:24:04.0</text:p>
          </table:table-cell>
          <table:table-cell office:value-type="string" calcext:value-type="string">
            <text:p>183852016121918240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7d86ce4b005cdf8ad1b8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399</text:p>
          </table:table-cell>
          <table:table-cell office:value-type="string" calcext:value-type="string">
            <text:p>Kiran Hosallimat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ranhosallimath44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19 22:01:1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ucknow and 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KIRAN-MCA2012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c87fdd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22:01:17.0</text:p>
          </table:table-cell>
          <table:table-cell office:value-type="string" calcext:value-type="string">
            <text:p>183842016121922011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80b55e4b046e2eab9bb1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417</text:p>
          </table:table-cell>
          <table:table-cell office:value-type="string" calcext:value-type="string">
            <text:p>Sheela Reddy 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eelareddy11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19 22:21:50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heela1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626bb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19 22:21:49.0</text:p>
          </table:table-cell>
          <table:table-cell office:value-type="string" calcext:value-type="string">
            <text:p>183852016121922214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81025e4b046e2eab9bb2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689</text:p>
          </table:table-cell>
          <table:table-cell office:value-type="string" calcext:value-type="string">
            <text:p>Major Vinita Thaku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nita.brijesh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0 09:31:2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ajorVinitaThakurCV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7e508d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0 09:31:22.0</text:p>
          </table:table-cell>
          <table:table-cell office:value-type="string" calcext:value-type="string">
            <text:p>183852016122009312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8ad12e4b046e2eab9bc3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731</text:p>
          </table:table-cell>
          <table:table-cell office:value-type="string" calcext:value-type="string">
            <text:p>SHARANAPP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aranu.kmt84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0 10:35:5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OPPAL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ofSharanu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41f68f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0 10:35:53.0</text:p>
          </table:table-cell>
          <table:table-cell office:value-type="string" calcext:value-type="string">
            <text:p>183842016122010355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8bc31e4b046e2eab9bc5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779</text:p>
          </table:table-cell>
          <table:table-cell office:value-type="string" calcext:value-type="string">
            <text:p>Mallikarjuna Rao Chagan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mrao@yahoo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0 11:12:2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yder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MallikarjunaRao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6b2e2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0 11:12:29.0</text:p>
          </table:table-cell>
          <table:table-cell office:value-type="string" calcext:value-type="string">
            <text:p>183852016122011122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8c4c5e4b046e2eab9bc8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802</text:p>
          </table:table-cell>
          <table:table-cell office:value-type="string" calcext:value-type="string">
            <text:p>Rohit N Pras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rohit05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0 11:34:3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_RohitN_19dec16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aea0d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0 11:34:33.0</text:p>
          </table:table-cell>
          <table:table-cell office:value-type="string" calcext:value-type="string">
            <text:p>183842016122011343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8c9f1e4b046e2eab9bca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832</text:p>
          </table:table-cell>
          <table:table-cell office:value-type="string" calcext:value-type="string">
            <text:p>NAGMANI THAKU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mani.thakur1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0 12:00:5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LH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d42e3a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0 12:00:57.0</text:p>
          </table:table-cell>
          <table:table-cell office:value-type="string" calcext:value-type="string">
            <text:p>183842016122012005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8d021e4b046e2eab9bcc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3904</text:p>
          </table:table-cell>
          <table:table-cell office:value-type="string" calcext:value-type="string">
            <text:p>Madhuram Done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ddyagra.1986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0 13:12:3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r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adhuramCV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21502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0 13:12:34.0</text:p>
          </table:table-cell>
          <table:table-cell office:value-type="string" calcext:value-type="string">
            <text:p>183842016122013123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8e0eae4b046e2eab9bd0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130</text:p>
          </table:table-cell>
          <table:table-cell office:value-type="string" calcext:value-type="string">
            <text:p>paru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.parul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0 17:34:26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arulsinghresume_teaching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41aff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0 17:34:26.0</text:p>
          </table:table-cell>
          <table:table-cell office:value-type="string" calcext:value-type="string">
            <text:p>183842016122017342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91e4ae4b046e2eab9bde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202</text:p>
          </table:table-cell>
          <table:table-cell office:value-type="string" calcext:value-type="string">
            <text:p>GUMPILI PAVAN KUM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van.gumpili@gmq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0 19:21:4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URNOOL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avanswaroop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e9f6b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0 19:21:47.0</text:p>
          </table:table-cell>
          <table:table-cell office:value-type="string" calcext:value-type="string">
            <text:p>183842016122019214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93773e4b046e2eab9be3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264</text:p>
          </table:table-cell>
          <table:table-cell office:value-type="string" calcext:value-type="string">
            <text:p>Swarup Pandy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dyaswarup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0 20:33:0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hmedabad, Gujarat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warupPandya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4f2d5e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0 20:33:08.0</text:p>
          </table:table-cell>
          <table:table-cell office:value-type="string" calcext:value-type="string">
            <text:p>1838420161220203308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9482ce4b046e2eab9be7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424</text:p>
          </table:table-cell>
          <table:table-cell office:value-type="string" calcext:value-type="string">
            <text:p>SOUMYA UPADHYA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umyaupadhyay107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1 00:30:3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LH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.jpg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f22b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00:30:37.0</text:p>
          </table:table-cell>
          <table:table-cell office:value-type="string" calcext:value-type="string">
            <text:p>183842016122100303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97fd5e4b046e2eab9bf1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481</text:p>
          </table:table-cell>
          <table:table-cell office:value-type="string" calcext:value-type="string">
            <text:p>NAMRATA MURM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mrata.murmu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1 08:03:20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Namrata.Murmu-DetailCV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cd2b02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08:03:19.0</text:p>
          </table:table-cell>
          <table:table-cell office:value-type="string" calcext:value-type="string">
            <text:p>183842016122108031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9e9efe4b046e2eab9bf4c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559</text:p>
          </table:table-cell>
          <table:table-cell office:value-type="string" calcext:value-type="string">
            <text:p>SURAJ SING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raj5.singh@axisbank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1 10:35:2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nchkula, Haryana, Indi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_banking-2016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9f6b5a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10:35:24.0</text:p>
          </table:table-cell>
          <table:table-cell office:value-type="string" calcext:value-type="string">
            <text:p>183852016122110352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0d94e4b046e2eab9bf9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687</text:p>
          </table:table-cell>
          <table:table-cell office:value-type="string" calcext:value-type="string">
            <text:p>Malvi Solank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lvi.solanki11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1 12:10:01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, Karnatak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alvi_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b497ef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12:10:01.0</text:p>
          </table:table-cell>
          <table:table-cell office:value-type="string" calcext:value-type="string">
            <text:p>183842016122112100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23c1e4b046e2eab9c01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728</text:p>
          </table:table-cell>
          <table:table-cell office:value-type="string" calcext:value-type="string">
            <text:p>N DURGA PRAS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durgprasad2012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1 12:53:11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ITTOO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durga143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99723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12:53:11.0</text:p>
          </table:table-cell>
          <table:table-cell office:value-type="string" calcext:value-type="string">
            <text:p>183842016122112531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2ddfe4b046e2eab9c04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792</text:p>
          </table:table-cell>
          <table:table-cell office:value-type="string" calcext:value-type="string">
            <text:p>K Ranganat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anganath2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1 14:07:4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eraval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anga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823c1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14:07:43.0</text:p>
          </table:table-cell>
          <table:table-cell office:value-type="string" calcext:value-type="string">
            <text:p>183842016122114074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3f57e4b046e2eab9c08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843</text:p>
          </table:table-cell>
          <table:table-cell office:value-type="string" calcext:value-type="string">
            <text:p>G V Ramakrish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vramk@yahoo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1 15:25:0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engaluru, Karnataka, Indi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Dec-iimb20161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4544aa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15:25:07.0</text:p>
          </table:table-cell>
          <table:table-cell office:value-type="string" calcext:value-type="string">
            <text:p>183852016122115250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517be4b046e2eab9c0b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926</text:p>
          </table:table-cell>
          <table:table-cell office:value-type="string" calcext:value-type="string">
            <text:p>MANJUNATHA G 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bmanju@hot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1 16:30:2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ENGALURU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anjunathaGB-IIMB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4da62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16:30:21.0</text:p>
          </table:table-cell>
          <table:table-cell office:value-type="string" calcext:value-type="string">
            <text:p>1838520161221163021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60c5e4b046e2eab9c10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956</text:p>
          </table:table-cell>
          <table:table-cell office:value-type="string" calcext:value-type="string">
            <text:p>Sandeep S Pras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deepsprasad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1 17:06:5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_SANDEEPSPRASAD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3e18ee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17:06:54.0</text:p>
          </table:table-cell>
          <table:table-cell office:value-type="string" calcext:value-type="string">
            <text:p>1838520161221170654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6956e4b046e2eab9c127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4975</text:p>
          </table:table-cell>
          <table:table-cell office:value-type="string" calcext:value-type="string">
            <text:p>niharika.n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harikamsgowda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1 17:24:20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tm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-NiharikaNS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8c325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17:24:20.0</text:p>
          </table:table-cell>
          <table:table-cell office:value-type="string" calcext:value-type="string">
            <text:p>183852016122117241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6d6be4b046e2eab9c13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104</text:p>
          </table:table-cell>
          <table:table-cell office:value-type="string" calcext:value-type="string">
            <text:p>Dilip Kaushi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lip.kaushik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1 19:59:1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DilipResume_HRLearning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ea467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19:59:19.0</text:p>
          </table:table-cell>
          <table:table-cell office:value-type="string" calcext:value-type="string">
            <text:p>183842016122119591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91bfe4b046e2eab9c1bb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167</text:p>
          </table:table-cell>
          <table:table-cell office:value-type="string" calcext:value-type="string">
            <text:p>Aayush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ayushi1992bhatnagar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1 21:45:42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 Delhi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94b184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21:45:42.0</text:p>
          </table:table-cell>
          <table:table-cell office:value-type="string" calcext:value-type="string">
            <text:p>183842016122121454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aaaee4b046e2eab9c1f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221</text:p>
          </table:table-cell>
          <table:table-cell office:value-type="string" calcext:value-type="string">
            <text:p>HITENDRA MAS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tendramasand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1 23:08:29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ABALPU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hiten_Resum1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0d9acc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1 23:08:28.0</text:p>
          </table:table-cell>
          <table:table-cell office:value-type="string" calcext:value-type="string">
            <text:p>1838520161221230828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be14e4b046e2eab9c23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265</text:p>
          </table:table-cell>
          <table:table-cell office:value-type="string" calcext:value-type="string">
            <text:p>shobhanja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bhu2811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2 00:44:10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hopal, Madhya Pradesh, India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hobhanjalicvnew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1e778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00:44:09.0</text:p>
          </table:table-cell>
          <table:table-cell office:value-type="string" calcext:value-type="string">
            <text:p>1838420161222004409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ad481e4b046e2eab9c25c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439</text:p>
          </table:table-cell>
          <table:table-cell office:value-type="string" calcext:value-type="string">
            <text:p>Vineeta Dewang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nita.dewangan28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2 10:43:5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jnandgaon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VineetaDewangan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cf5844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10:43:57.0</text:p>
          </table:table-cell>
          <table:table-cell office:value-type="string" calcext:value-type="string">
            <text:p>183842016122210435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6115e4b046e2eab9c30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540</text:p>
          </table:table-cell>
          <table:table-cell office:value-type="string" calcext:value-type="string">
            <text:p>Anupama 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u021995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2 11:57:2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upamaP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dad70e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11:57:25.0</text:p>
          </table:table-cell>
          <table:table-cell office:value-type="string" calcext:value-type="string">
            <text:p>1838420161222115725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724de4b046e2eab9c36f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576</text:p>
          </table:table-cell>
          <table:table-cell office:value-type="string" calcext:value-type="string">
            <text:p>IRFAN BASHA SHAI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fan.dw3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2 12:20:56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untu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irfanresumebankupdated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0af044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12:20:56.0</text:p>
          </table:table-cell>
          <table:table-cell office:value-type="string" calcext:value-type="string">
            <text:p>183842016122212205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77d0e4b046e2eab9c39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577</text:p>
          </table:table-cell>
          <table:table-cell office:value-type="string" calcext:value-type="string">
            <text:p>shaik irfan bash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fan.dw3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2 12:22:3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UNTUR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irfanresumebankupdated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a1148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12:22:36.0</text:p>
          </table:table-cell>
          <table:table-cell office:value-type="string" calcext:value-type="string">
            <text:p>1838520161222122236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7834e4b046e2eab9c39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673</text:p>
          </table:table-cell>
          <table:table-cell office:value-type="string" calcext:value-type="string">
            <text:p>Karthik 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rthikmangalam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2 13:36:0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yResume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a4650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13:36:08.0</text:p>
          </table:table-cell>
          <table:table-cell office:value-type="string" calcext:value-type="string">
            <text:p>1838520161222133608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8970e4b046e2eab9c3f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903</text:p>
          </table:table-cell>
          <table:table-cell office:value-type="string" calcext:value-type="string">
            <text:p>Gangesh Mish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fp16gangeshm@iima.ac.in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2 16:17:0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hmedabad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VGangeshMishra20Dec2016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cfa015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16:17:02.0</text:p>
          </table:table-cell>
          <table:table-cell office:value-type="string" calcext:value-type="string">
            <text:p>1838520161222161702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af26e4b046e2eab9c4d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934</text:p>
          </table:table-cell>
          <table:table-cell office:value-type="string" calcext:value-type="string">
            <text:p>DEEPAK K 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epak.kademane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2 16:50:48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VANAGE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DeepakKM-1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744fe1f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16:50:47.0</text:p>
          </table:table-cell>
          <table:table-cell office:value-type="string" calcext:value-type="string">
            <text:p>1838420161222165047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b70fe4b046e2eab9c4f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5964</text:p>
          </table:table-cell>
          <table:table-cell office:value-type="string" calcext:value-type="string">
            <text:p>Gopikrishn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psjobs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2 17:27:2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_Gopikrishnan_P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244c24a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17:27:23.0</text:p>
          </table:table-cell>
          <table:table-cell office:value-type="string" calcext:value-type="string">
            <text:p>183852016122217272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bfa3e4b046e2eab9c517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6057</text:p>
          </table:table-cell>
          <table:table-cell office:value-type="string" calcext:value-type="string">
            <text:p>Shilpa L.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ilpajadhav85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2 19:04:4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4ce682d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19:04:45.0</text:p>
          </table:table-cell>
          <table:table-cell office:value-type="string" calcext:value-type="string">
            <text:p>1838520161222190445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d675e4b046e2eab9c57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6199</text:p>
          </table:table-cell>
          <table:table-cell office:value-type="string" calcext:value-type="string">
            <text:p>Krishna Murth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ish.kruthik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2 21:35:3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ofKrish.07.02.16.doc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00a8af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21:35:33.0</text:p>
          </table:table-cell>
          <table:table-cell office:value-type="string" calcext:value-type="string">
            <text:p>183842016122221353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bf9cde4b046e2eab9c60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6253</text:p>
          </table:table-cell>
          <table:table-cell office:value-type="string" calcext:value-type="string">
            <text:p>Shilpa Naldurgk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ilpand12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2 22:43:3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ngalore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me-Shilpa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5bc1f9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2 22:43:34.0</text:p>
          </table:table-cell>
          <table:table-cell office:value-type="string" calcext:value-type="string">
            <text:p>1838520161222224333</text:p>
          </table:table-cell>
          <table:table-cell office:value-type="string" calcext:value-type="string">
            <text:p>CareerSit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c09bee4b046e2eab9c638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7458</text:p>
          </table:table-cell>
          <table:table-cell office:value-type="string" calcext:value-type="string">
            <text:p>rakshith 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rakshith70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4 03:44:03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13" office:value-type="string" calcext:value-type="string">
            <text:p>null</text:p>
          </table:table-cell>
          <table:table-cell office:value-type="string" calcext:value-type="string">
            <text:p>CV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1e6dbf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4 15:47:19.0</text:p>
          </table:table-cell>
          <table:table-cell office:value-type="string" calcext:value-type="string">
            <text:p>1838520161224154718</text:p>
          </table:table-cell>
          <table:table-cell office:value-type="string" calcext:value-type="string">
            <text:p>CareerBuilder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5e4b2ee4b0a827c351912c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8439</text:p>
          </table:table-cell>
          <table:table-cell office:value-type="string" calcext:value-type="string">
            <text:p>Ashif.V.A 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hipva1@gmail.com</text:p>
          </table:table-cell>
          <table:table-cell office:value-type="string" calcext:value-type="string">
            <text:p>18384</text:p>
          </table:table-cell>
          <table:table-cell office:value-type="string" calcext:value-type="string">
            <text:p>2016-12-26 10:24:07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13" office:value-type="string" calcext:value-type="string">
            <text:p>null</text:p>
          </table:table-cell>
          <table:table-cell office:value-type="string" calcext:value-type="string">
            <text:p>resumem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66536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6 10:32:10.0</text:p>
          </table:table-cell>
          <table:table-cell office:value-type="string" calcext:value-type="string">
            <text:p>1838420161226103210</text:p>
          </table:table-cell>
          <table:table-cell office:value-type="string" calcext:value-type="string">
            <text:p>CareerBuilder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60a452e4b0a827c351952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9688</text:p>
          </table:table-cell>
          <table:table-cell office:value-type="string" calcext:value-type="string">
            <text:p>anita dub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itadubay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6-12-27 01:55:04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13" office:value-type="string" calcext:value-type="string">
            <text:p>null</text:p>
          </table:table-cell>
          <table:table-cell office:value-type="string" calcext:value-type="string">
            <text:p>AnitaDubay-11.docx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62bc0df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6-12-27 14:02:19.0</text:p>
          </table:table-cell>
          <table:table-cell office:value-type="string" calcext:value-type="string">
            <text:p>1838520161227140219</text:p>
          </table:table-cell>
          <table:table-cell office:value-type="string" calcext:value-type="string">
            <text:p>CareerBuilder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622713e4b0838f332e3fe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0521</text:p>
          </table:table-cell>
          <table:table-cell office:value-type="string" calcext:value-type="string">
            <text:p>shrishail kumb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rishail.k89@gmail.com</text:p>
          </table:table-cell>
          <table:table-cell office:value-type="string" calcext:value-type="string">
            <text:p>18385</text:p>
          </table:table-cell>
          <table:table-cell office:value-type="string" calcext:value-type="string">
            <text:p>2017-01-04 03:45:15.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13" office:value-type="string" calcext:value-type="string">
            <text:p>null</text:p>
          </table:table-cell>
          <table:table-cell office:value-type="string" calcext:value-type="string">
            <text:p>ShriResume.pdf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[B@a1f8c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{"nextActionsRequest":[{"actors":[{"actor":"Recruiter"}],"stageName":"Screening","uniqueName":"Shortlist","name":"Shortlist","uniqueActionName":"Shortlist","subflowName":"ScreeningFlow","groupBySublowName":false,"subflowType":"ScreeningFlow"},{"actors":[{"actor":"Recruiter"}],"stageName":"Screening","uniqueName":"Reject","name":"Reject","uniqueActionName":"Reject","subflowName":"ScreeningFlow","groupBySublowName":false,"subflowType":"ScreeningFlow"},{"actors":[{"actor":"Recruiter"}],"stageName":"Screening","uniqueName":"Put On Hold","name":"Put On Hold","uniqueActionName":"Put On Hold","subflowName":"ScreeningFlow","groupBySublowName":false,"subflowType":"ScreeningFlow"},{"actors":[{"actor":"Recruiter"}],"stageName":"Screening","uniqueName":"Shortlist to Another Job","name":"Shortlist to Another Job","uniqueActionName":"Shortlist to Another Job","subflowName":"ScreeningFlow","groupBySublowName":false,"subflowType":"ScreeningFlow"}]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2017-01-04 15:47:37.0</text:p>
          </table:table-cell>
          <table:table-cell office:value-type="string" calcext:value-type="string">
            <text:p>1838520170104154737</text:p>
          </table:table-cell>
          <table:table-cell office:value-type="string" calcext:value-type="string">
            <text:p>CareerBuilder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-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SIC_WORKFLOW</text:p>
          </table:table-cell>
          <table:table-cell office:value-type="string" calcext:value-type="string">
            <text:p>586ccbc1e4b074085c4ceddd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8:37.218402596</meta:creation-date>
    <dc:date>2017-01-23T15:09:07.834482151</dc:date>
    <meta:editing-duration>P0D</meta:editing-duration>
    <meta:editing-cycles>1</meta:editing-cycles>
    <meta:document-statistic meta:table-count="1" meta:cell-count="7998" meta:object-count="0"/>
    <meta:generator>LibreOffice/4.2.8.2$Linux_X86_64 LibreOffice_project/420m0$Build-2</meta:generator>
  </office:meta>
</office:document-meta>
</file>